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Fira Code" svg:font-family="'Fira Code'"/>
    <style:font-face style:name="Mangal1" svg:font-family="Mangal"/>
    <style:font-face style:name="\\30D2ラギノ角ゴPro W3" svg:font-family="'\\30D2ラギノ角ゴPro W3', 'Hiragino Kaku Gothic Pro', Osaka, \\30E1イリオ, Meiryo, 'ＭＳ  Ｐゴシック', 'MS P Gothic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08837" officeooo:paragraph-rsid="00008837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08837" officeooo:paragraph-rsid="00014699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08837" officeooo:paragraph-rsid="00033d43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0be5b" officeooo:paragraph-rsid="0000be5b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0be5b" officeooo:paragraph-rsid="0005bf09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14699" officeooo:paragraph-rsid="00014699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4d15b" officeooo:paragraph-rsid="0005bf09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4d15b" officeooo:paragraph-rsid="0004d15b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5bf09" officeooo:paragraph-rsid="00073282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.25in" style:auto-text-indent="false" style:page-number="auto" fo:background-color="transparent"/>
      <style:text-properties officeooo:rsid="00008837" officeooo:paragraph-rsid="00008837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officeooo:rsid="0005bf09" officeooo:paragraph-rsid="00073282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indent="0.25in" style:auto-text-indent="false" fo:background-color="transparent"/>
      <style:text-properties fo:color="#2a6099" officeooo:rsid="00073282" officeooo:paragraph-rsid="000732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3eef" style:font-style-asian="normal" style:font-style-complex="normal"/>
    </style:style>
    <style:style style:name="T4" style:family="text">
      <style:text-properties fo:font-style="normal" officeooo:rsid="0000be5b" style:font-style-asian="normal" style:font-style-complex="normal"/>
    </style:style>
    <style:style style:name="T5" style:family="text">
      <style:text-properties fo:font-style="normal" officeooo:rsid="0004d15b" style:font-style-asian="normal" style:font-style-complex="normal"/>
    </style:style>
    <style:style style:name="T6" style:family="text">
      <style:text-properties fo:font-style="normal" officeooo:rsid="0005bf09" style:font-style-asian="normal" style:font-style-complex="normal"/>
    </style:style>
    <style:style style:name="T7" style:family="text">
      <style:text-properties fo:font-style="normal" officeooo:rsid="00073282" style:font-style-asian="normal" style:font-style-complex="normal"/>
    </style:style>
    <style:style style:name="T8" style:family="text">
      <style:text-properties officeooo:rsid="0000be5b"/>
    </style:style>
    <style:style style:name="T9" style:family="text">
      <style:text-properties officeooo:rsid="00014699"/>
    </style:style>
    <style:style style:name="T10" style:family="text">
      <style:text-properties fo:color="#ce181e" fo:font-style="normal" style:font-style-asian="normal" style:font-style-complex="normal"/>
    </style:style>
    <style:style style:name="T11" style:family="text">
      <style:text-properties fo:color="#ce181e" style:text-line-through-style="none" style:text-line-through-type="none" fo:font-style="normal" style:text-underline-style="none" officeooo:rsid="0004d15b" style:text-blinking="false" fo:background-color="#ffffff" loext:char-shading-value="0" style:font-style-asian="normal" style:font-style-complex="normal" loext:padding="0in" loext:border="none"/>
    </style:style>
    <style:style style:name="T12" style:family="text">
      <style:text-properties style:text-line-through-style="none" style:text-line-through-type="none" fo:font-style="normal" style:text-underline-style="none" officeooo:rsid="0004d15b" style:text-blinking="false" fo:background-color="#ffffff" loext:char-shading-value="0" style:font-style-asian="normal" style:font-style-complex="normal" loext:padding="0in" loext:border="none"/>
    </style:style>
    <style:style style:name="T13" style:family="text">
      <style:text-properties style:text-line-through-style="none" style:text-line-through-type="none" fo:font-style="normal" style:text-underline-style="none" style:text-blinking="false" fo:background-color="#ffffff" loext:char-shading-value="0" style:font-style-asian="normal" style:font-style-complex="normal" loext:padding="0in" loext:border="none"/>
    </style:style>
    <style:style style:name="T14" style:family="text">
      <style:text-properties fo:color="#000000" style:text-line-through-style="none" style:text-line-through-type="none" fo:font-style="normal" style:text-underline-style="none" officeooo:rsid="0004d15b" style:text-blinking="false" fo:background-color="#ffffff" loext:char-shading-value="0" style:font-style-asian="normal" style:font-style-complex="normal" loext:padding="0in" loext:border="none"/>
    </style:style>
    <style:style style:name="T15" style:family="text">
      <style:text-properties fo:color="#000000" style:text-line-through-style="none" style:text-line-through-type="none" fo:font-style="normal" style:text-underline-style="none" style:text-blinking="false" fo:background-color="#ffffff" loext:char-shading-value="0" style:font-style-asian="normal" style:font-style-complex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: <text:span text:style-name="T8">C</text:span>hrome extension, <text:span text:style-name="T8">using create-react-app.</text:span></text:p>
      <text:p text:style-name="P1"/>
      <text:p text:style-name="P2">1) <text:span text:style-name="T9">Error: “’chrome’ is not defined”.</text:span></text:p>
      <text:p text:style-name="P3"><text:span text:style-name="T6">Solution</text:span><text:span text:style-name="T4">: </text:span><text:span text:style-name="T1">* global chrome *</text:span><text:span text:style-name="T2">/</text:span></text:p>
      <text:p text:style-name="P1"><text:span text:style-name="T2">If don’t use it comment at the top of a page, Linter will throw an error.</text:span></text:p>
      <text:p text:style-name="P1"><text:span text:style-name="T2"/></text:p>
      <text:p text:style-name="P4"><text:span text:style-name="T2">2) Error: “Manifest: property “icons” ignored, type array expected.”</text:span></text:p>
      <text:p text:style-name="P5"><text:span text:style-name="T6">Solution</text:span><text:span text:style-name="T2">: </text:span><text:span text:style-name="T3">We have to remove link to manifest.json from the index.html.</text:span></text:p>
      <text:p text:style-name="P4"><text:span text:style-name="T3"/></text:p>
      <text:p text:style-name="P6"><text:span text:style-name="T3">3</text:span><text:span text:style-name="T2">) </text:span><text:span text:style-name="T5">Error: Error related to CSP.</text:span></text:p>
      <text:p text:style-name="P7"><text:span text:style-name="T6">Solution</text:span><text:span text:style-name="T7">s</text:span><text:span text:style-name="T2">:</text:span></text:p>
      <text:p text:style-name="P8"><text:span text:style-name="T2">a) Changing in package.json: “build”: “INLINE_RUNTIME_CHUNK=false react-script build”.</text:span></text:p>
      <text:p text:style-name="P8"><text:span text:style-name="T10">Didn’t help in my project</text:span><text:span text:style-name="T2">, because has thrown an error: 'INLINE_RUNTIME_CHUNK' is not recognized as an internal or external command, operable program or batch file.</text:span></text:p>
      <text:p text:style-name="P9"><text:span text:style-name="T2">b) </text:span><text:span text:style-name="T7">Create ‘.env’ file in the root folder and write in it: </text:span><text:span text:style-name="T5">INLINE_RUNTIME_CHUNK=false.</text:span></text:p>
      <text:p text:style-name="P11"><text:a xlink:type="simple" xlink:href="https://medium.com/@mannecheema/create-env-file-in-the-root-folder-and-inline-runtime-chunk-false-f18b7241fe33?source=responses---------0-----------------------" text:style-name="Internet_20_link" text:visited-style-name="Visited_20_Internet_20_Link"><text:span text:style-name="T14">It’ll work fine without any issue. Actually, chrome doesn't allow inline javascript and above setting will tell react builder to not to add any inline script while generating a build.</text:span></text:a></text:p>
      <text:p text:style-name="P12"><text:span text:style-name="T12">I</text:span><text:span text:style-name="T13">t helped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Fira Code" svg:font-family="'Fira Code'"/>
    <style:font-face style:name="Mangal1" svg:font-family="Mangal"/>
    <style:font-face style:name="\\30D2ラギノ角ゴPro W3" svg:font-family="'\\30D2ラギノ角ゴPro W3', 'Hiragino Kaku Gothic Pro', Osaka, \\30E1イリオ, Meiryo, 'ＭＳ  Ｐゴシック', 'MS P Gothic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6-19T15:27:05.127000000</dc:date>
    <meta:editing-duration>PT17M14S</meta:editing-duration>
    <meta:editing-cycles>8</meta:editing-cycles>
    <meta:document-statistic meta:table-count="0" meta:image-count="0" meta:object-count="0" meta:page-count="1" meta:paragraph-count="13" meta:word-count="138" meta:character-count="897" meta:non-whitespace-character-count="772"/>
  </office:meta>
</office:document-meta>
</file>